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1cfe" officeooo:paragraph-rsid="00101e8a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e1cfe" officeooo:paragraph-rsid="000e1cfe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e1cfe" officeooo:paragraph-rsid="00101e8a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e1cfe" officeooo:paragraph-rsid="00187b11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87b11" officeooo:paragraph-rsid="001a5fb9"/>
    </style:style>
    <style:style style:name="T1" style:family="text">
      <style:text-properties officeooo:rsid="000e750a"/>
    </style:style>
    <style:style style:name="T2" style:family="text">
      <style:text-properties officeooo:rsid="001264a4"/>
    </style:style>
    <style:style style:name="T3" style:family="text">
      <style:text-properties officeooo:rsid="00141c17"/>
    </style:style>
    <style:style style:name="T4" style:family="text">
      <style:text-properties officeooo:rsid="001a5fb9"/>
    </style:style>
    <style:style style:name="T5" style:family="text">
      <style:text-properties officeooo:rsid="001b4db9"/>
    </style:style>
    <style:style style:name="T6" style:family="text">
      <style:text-properties officeooo:rsid="001ce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tab/>Antes de comparar as linguagens de programação citadas no enunciado é importante entender um pouco sobre as principais características de cada uma delas. Inicialmente, tem-se a linguagem de programação <text:span text:style-name="T1">Python, de alto nível e orientada a objetos, que é considerada por muitos desenvolvedores a de melhor curva de aprendizado para iniciantes, devido a sua alta legibilidade (sintaxe elegante) e fácil compreensão. Além disso, python é uma linguagem interpretada e de tipagem dinâmica. Um script implementado nessa linguagem é estruturado pela indentação (através de tabulações) dos blocos. </text:span></text:p>
      <text:p text:style-name="P3"><text:tab/><text:span text:style-name="T1">A linguem de programação Java é de alto nível e orientada a objetos. Os códigos implementados em Java requerem uma sintaxe mais rebuscada em relação ao Python, pois para separar os blocos usa-se chaves e ao final das instruções deve-se utilizar ponto e vírgula. Java é uma linguagem compilada e interpretada. Também caracteriza-se por ser fortemente tipada e multiplataforma.</text:span></text:p>
      <text:p text:style-name="P3"><text:tab/><text:span text:style-name="T2">Haskell é uma linguagem de programação funcional (paradigma de programação onde os códigos são escritos através de chamadas de função e definições), possui uma tipagem estática e implícita. Essa linguagem também caracteriza-se por um menor tempo de desenvolvimento, devido a sua sintaxe mais “limpa” e é bastante sensível a indentação do código (recomendado utilizar espaços em branco em vez de tabulação).</text:span></text:p>
      <text:p text:style-name="P4"><text:tab/><text:span text:style-name="T3">A principal diferença entre as linguagens citadas anteriormente está relacionada as características de tipagem. Enquanto a linguagem Python apresenta uma tipagem dinâmica, o Java possui uma tipagem forte e estática, assim como o Haskell. Outra diferença entre as linguagens é a inferência de tipo, onde o compilador consegue definir o tipo não declarado de uma variável. Essa característica é similar em Haskell e Python, mas não é aplicada em Java.</text:span></text:p>
      <text:p text:style-name="P5"><text:tab/>A principal semelhança entre Java, Haskell e Python é que as três são linguagens de programação de propósito geral (<text:span text:style-name="T4">capacidade de escrever códigos gerais, não restritos a um domínio</text:span>). <text:span text:style-name="T5">As três linguagens compartilham do conceito de polimorfismo, porém divergem na maneira de uso.</text:span> <text:span text:style-name="T5">Outra semelhança entre </text:span>Haskell e Python é o fato de ambas apresentarem um código limpo, facilmente legível e que exigem um menor tempo de desenvolvimento comparado aos códigos escritos na linguagem Java. Outra igualdade entre Python e Java é <text:span text:style-name="T6">que ambas implementam o</text:span> paradigma de programação orientada a objetos, diferentemente do Haskell que utiliza-se do paradigma de programação funcion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2:16:30.462000000</meta:creation-date>
    <dc:date>2019-08-21T20:36:07.033000000</dc:date>
    <meta:editing-duration>PT25M34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5" meta:word-count="378" meta:character-count="2494" meta:non-whitespace-character-count="2115"/>
  </office:meta>
</office:document-meta>
</file>